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652cm"/>
    </style:style>
    <style:style style:name="table1.B" style:family="table-column">
      <style:table-column-properties style:column-width="8.36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2" style:family="table-row">
      <style:table-row-properties style:min-row-height="0.799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8.167cm" table:align="margins"/>
    </style:style>
    <style:style style:name="table11.A" style:family="table-column">
      <style:table-column-properties style:column-width="8.167cm" style:rel-column-width="65535*"/>
    </style:style>
    <style:style style:name="table11.A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name"/>
        <text:user-field-decl office:value-type="string" office:string-value="table1.firstName" text:name="table1.firstName"/>
        <text:user-field-decl office:value-type="string" office:string-value="table1.lastName" text:name="table1.lastName"/>
        <text:user-field-decl office:value-type="string" office:string-value="table11" text:name="table11"/>
      </text:user-field-decls>
      <text:p text:style-name="Standard">Hello <text:user-field-get text:name="name">name</text:user-field-get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Header 1</text:p>
          </table:table-cell>
          <table:table-cell table:style-name="table1.B1" office:value-type="string">
            <text:p text:style-name="P1">Header 2</text:p>
          </table:table-cell>
        </table:table-row>
        <table:table-row table:style-name="table1.2">
          <table:table-cell table:style-name="table1.A2" office:value-type="string">
            <text:p text:style-name="P2"><text:user-field-get text:name="table1.firstName">table1.firstName</text:user-field-get></text:p>
          </table:table-cell>
          <table:table-cell table:style-name="table1.B2" office:value-type="string">
            <text:p text:style-name="P2"><text:user-field-get text:name="table1.lastName">table1.lastName</text:user-field-get> </text:p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Table_20_Contents"><text:user-field-get text:name="table11">table11</text:user-field-get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Table_20_Contents">Footer 1</text:p>
          </table:table-cell>
          <table:table-cell table:style-name="table1.B2" office:value-type="string">
            <text:p text:style-name="Table_20_Contents">Footer 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ori </meta:initial-creator>
    <meta:creation-date>2011-06-04T12:14:00</meta:creation-date>
    <dc:date>2011-06-19T18:46:29</dc:date>
    <dc:creator>agori </dc:creator>
    <meta:editing-duration>PT1H40M52S</meta:editing-duration>
    <meta:editing-cycles>15</meta:editing-cycles>
    <meta:generator>LibreOffice/3.3$Linux LibreOffice_project/330m19$Build-202</meta:generator>
    <meta:document-statistic meta:table-count="2" meta:image-count="0" meta:object-count="0" meta:page-count="1" meta:paragraph-count="8" meta:word-count="13" meta:character-count="81"/>
  </office:meta>
</office:document-meta>
</file>